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DataSource.StreamDataSource( InputStream in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treamDataSourc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DataSource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StreamDataSource( InputStream in , String content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DataSour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